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control the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First, we will discuss how these signals work.</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each time you press a button. Each pulse that is emitted is one of two lengths - if intended to be interpreted as a LOW bit (0), the pulse duration is approximately 500 microseconds (0.5mS), whereas the duration of a HIGH pulse (1) is approximately 1100 microseconds (1.1mS). We can easily read the pulses that are transmitted using the pulseIn() command on the Arduino as shown: <text:s/></text:p>
      <text:p text:style-name="Text_20_body"/>
      <text:p text:style-name="Text_20_body"><text:s text:c="2"/>pulse_val = pulseIn(4, HIGH, 10000);</text:p>
      <text:p text:style-name="Text_20_body"><text:soft-page-break/></text:p>
      <text:p text:style-name="Text_20_body"><text:s text:c="2"/>This command takes 3 arguments and will watch a given pin (the first argument - D4 in the example above) as an input. When the pin changes state from 0v to +5v, this pulseIn() command will start recording the time duration in microseconds of how long that pin stays HIGH, which is the second argument that determines what part of the pulse to measure (LOW, HIGH, or CHANGE). Once the electrical pulse is finished and the voltage level drops back down to 0v, the value that was calculated is then passed into the "pulse_val" variable shown above. The third argument is optional, but determines how long (in microseconds) the Arduino will wait on that pin to receive a pulse before it continues to the rest of the loop - if ommitted, the default "timeout" value is 1 second (100000uS).</text:p>
      <text:p text:style-name="Text_20_body"/>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 text:c="4"/>void booleanize(){</text:p>
      <text:p text:style-name="Text_20_body"><text:s text:c="6"/>if (pulse_val &gt; 750){</text:p>
      <text:p text:style-name="Text_20_body"><text:s text:c="8"/>pulse_val = 1;</text:p>
      <text:p text:style-name="Text_20_body"><text:s text:c="6"/>}</text:p>
      <text:p text:style-name="Text_20_body"><text:s text:c="6"/>else {</text:p>
      <text:p text:style-name="Text_20_body"><text:s text:c="8"/>pulse_val = 0;</text:p>
      <text:p text:style-name="Text_20_body"><text:s text:c="6"/>}</text:p>
      <text:p text:style-name="Text_20_body"><text:s text:c="4"/>}</text:p>
      <text:p text:style-name="Text_20_body"/>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
      <text:p text:style-name="Text_20_body"><text:s text:c="2"/>Now that we have a clean data bit from each pulse, we need to add the booleanized pulses from each signal into one variable that can be analyzed – enter the String object.</text:p>
      <text:h text:style-name="Heading_20_2" text:outline-level="2"><text:soft-page-break/>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String test_string = “Hello”</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text:p>
      <text:p text:style-name="Text_20_body"><text:s text:c="2"/></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text:p>
      <text:p text:style-name="Text_20_body"><text:s text:c="2"/>String tester = “0001”</text:p>
      <text:p text:style-name="Text_20_body"><text:s text:c="2"/>if (tester.substring(3) == "1"){</text:p>
      <text:p text:style-name="Text_20_body"><text:s text:c="4"/>// do something cool here</text:p>
      <text:p text:style-name="Text_20_body"><text:s text:c="2"/>}</text:p>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oft-page-break/>0000, 0001, 0010, 0011, 0111, 0110, 0101, 0100, 1000, 1001, 1010, 1011, 1100, 1101, 1110, 1111.</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 text:c="2"/>String stringOne = “Hello ”;</text:p>
      <text:p text:style-name="Text_20_body"><text:s text:c="2"/>String stringTwo = “World”;</text:p>
      <text:p text:style-name="Text_20_body"><text:s text:c="2"/>String stringThree = stringOne + stringTwo;</text:p>
      <text:p text:style-name="Text_20_body"><text:s text:c="2"/>stringThree =&gt; “Hello World”</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 </text:p>
      <text:p text:style-name="Text_20_body"><text:s text:c="2"/>You can now see that by adding the last few programming concepts that we discussed, we are ready to start testing the code on an actual IR sensor, to see what strings of data we can get from it.</text:p>
      <text:p text:style-name="Text_20_body"><text:tab/></text:p>
      <text:h text:style-name="Heading_20_2" text:outline-level="2">The Infrared Detector</text:h>
      <text:p text:style-name="Text_20_body"><text:s text:c="2"/>Since infrared detectors are simply transistors that are opened when a sufficient amount of infrared light enters the detector, there are a number of factors that can cause interference, usually from various other light sources. If this happens, the signal will be distorted and therefore useless to decode.</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that has a logic chip built-in to ignore non-control related infrared light. </text:p>
      <text:p text:style-name="Text_20_body"><text:s text:c="2"/>These detectors can be found in nearly any VCR, DVD player, TV, or other remotely controlled indoor appliance - and can easily be read using your Arduino. Radio Shack also sells Infrared Receiver Modules for about $4 each (part #276-640) that can be directly connected to the Arduino. The receiver contains 3 pins: +5v, GND, and Input. Simply connect these pins to your Arduino, and you can read the input of the IR module from any Arduino I/O pin.</text:p>
      <text:p text:style-name="Text_20_body"><text:s text:c="2"/>How do you read the sensor? Upload the code snippet below to your Arduino, then point an IR remote toward your Arduino and press any button. You should see some values in the form of a string appear <text:soft-page-break/>on the screen.</text:p>
      <text:p text:style-name="Text_20_body"/>
      <text:p text:style-name="Text_20_body">// insert code he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09-25T17:08:52</dc:date>
    <dc:creator>JD </dc:creator>
    <meta:editing-duration>PT8H45M30S</meta:editing-duration>
    <meta:editing-cycles>7</meta:editing-cycles>
    <meta:document-statistic meta:table-count="0" meta:image-count="0" meta:object-count="0" meta:page-count="5" meta:paragraph-count="56" meta:word-count="2081" meta:character-count="12112"/>
  </office:meta>
</office:document-meta>
</file>